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79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16.5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3.2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Liberation Sans" fo:font-size="10pt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hi" style:country-asian="IN" style:language-complex="none" style:country-complex="none" style:font-name-asian="Free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Chapitre</text:p>
          </table:table-cell>
          <table:table-cell office:value-type="string" calcext:value-type="string">
            <text:p>Acte</text:p>
          </table:table-cell>
          <table:table-cell office:value-type="string" calcext:value-type="string">
            <text:p>Scène</text:p>
          </table:table-cell>
          <table:table-cell office:value-type="string" calcext:value-type="string">
            <text:p>Qui ?</text:p>
          </table:table-cell>
          <table:table-cell office:value-type="string" calcext:value-type="string">
            <text:p>Montage fait ?</text:p>
          </table:table-cell>
          <table:table-cell office:value-type="string" calcext:value-type="string">
            <text:p>Validation def ?</text:p>
          </table:table-cell>
          <table:table-cell office:value-type="string" calcext:value-type="string">
            <text:p>Nom fichier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ot publicitaire pour le spray blanchisseur de Barons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ingle d’attente Jack Caesar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attend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présentati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</text:p>
          </table:table-cell>
          <table:table-cell office:value-type="string" calcext:value-type="string">
            <text:p>Fin des inaugurations encore fade ou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es de Jack Caesar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 aussi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ite discours Mireil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 auss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JC blanchit les Barons. Mireille intervient. 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4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le envoie le début de l’histoire, jusqu’à ce que Dagz ait présenté le spectac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adin Dalida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1-6</text:p>
          </table:table-cell>
          <table:table-cell office:value-type="string" calcext:value-type="string">
            <text:p>Manque rush entrée dans le théâ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ah Voyant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7</text:p>
          </table:table-cell>
          <table:table-cell office:value-type="string" calcext:value-type="string">
            <text:p>Manque rush entrée voya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yrinth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ir</text:p>
          </table:table-cell>
          <table:table-cell table:number-columns-repeated="3"/>
          <table:table-cell office:value-type="string" calcext:value-type="string">
            <text:p>Ch1-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« ces deux là ont l’air bien sympathiques...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ours Mireille interrompu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2</text:p>
          </table:table-cell>
          <table:table-cell office:value-type="string" calcext:value-type="string">
            <text:p>le jingle intempestif est intégré au monta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ère scène tour JC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2-3</text:p>
          </table:table-cell>
          <table:table-cell office:value-type="string" calcext:value-type="string">
            <text:p>reste audio à mettr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our à Mireille, dont nouvelle interruption jing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4</text:p>
          </table:table-cell>
          <table:table-cell office:value-type="string" calcext:value-type="string">
            <text:p>le jingle intempestif est intégré au montag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tacle des Vanupiés –&gt; entracte</text:p>
          </table:table-cell>
          <table:table-cell office:value-type="string" calcext:value-type="string">
            <text:p>Nico/Orl</text:p>
          </table:table-cell>
          <table:table-cell table:number-columns-repeated="2"/>
          <table:table-cell office:value-type="string" calcext:value-type="string">
            <text:p>Ch2-5</text:p>
          </table:table-cell>
          <table:table-cell office:value-type="string" calcext:value-type="string">
            <text:p>manque crieur, fakir spectacle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« on enchaîne, là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6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uite spectacte –&gt; recrutement des Barons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2-7</text:p>
          </table:table-cell>
          <table:table-cell office:value-type="string" calcext:value-type="string">
            <text:p>faire un png pour greg qui mon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tour d’EM chez JC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3-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rise narration Mireille</text:p>
          </table:table-cell>
          <table:table-cell table:number-columns-repeated="3"/>
          <table:table-cell office:value-type="string" calcext:value-type="string">
            <text:p>Ch3-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rutement bistrot clandestin</text:p>
          </table:table-cell>
          <table:table-cell table:number-columns-repeated="3"/>
          <table:table-cell office:value-type="string" calcext:value-type="string">
            <text:p>Ch3-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din trouve les Vanupiés tristes, il veut leur jouer du violon</text:p>
          </table:table-cell>
          <table:table-cell table:number-columns-repeated="3"/>
          <table:table-cell office:value-type="string" calcext:value-type="string">
            <text:p>Ch3-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« et pourquoi pas des crêpes ? » –&gt; violon /poêle –&gt; fondu au noir</text:p>
          </table:table-cell>
          <table:table-cell table:number-columns-repeated="3"/>
          <table:table-cell office:value-type="string" calcext:value-type="string">
            <text:p>Ch3-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ean Eudes, on enchaîne, là !</text:p>
          </table:table-cell>
          <table:table-cell table:number-columns-repeated="3"/>
          <table:table-cell office:value-type="string" calcext:value-type="string">
            <text:p>Ch3-6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z demande aux BF d’aller coller des affiches. S&amp;R essaient le fakir et la voyante. BF collent affiches. Dagz essaie cerceau</text:p>
          </table:table-cell>
          <table:table-cell table:number-columns-repeated="3"/>
          <table:table-cell office:value-type="string" calcext:value-type="string">
            <text:p>Ch3-7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spatule passe dans le cerceau, brûle le paillasson, le fakir s’assoit dessus</text:p>
          </table:table-cell>
          <table:table-cell table:number-columns-repeated="3"/>
          <table:table-cell office:value-type="string" calcext:value-type="string">
            <text:p>Ch3-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et voyante. Les BF collent des affiches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3-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approchent la voyante</text:p>
          </table:table-cell>
          <table:table-cell table:number-columns-repeated="3"/>
          <table:table-cell office:value-type="string" calcext:value-type="string">
            <text:p>Ch3-10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poêle les assomme, ils sont éjectés. Ils reviennent faire leur rapport à EM</text:p>
          </table:table-cell>
          <table:table-cell table:number-columns-repeated="3"/>
          <table:table-cell office:value-type="string" calcext:value-type="string">
            <text:p>Ch3-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ro Mireil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 a une vision en bas de la tour de JC. Il recrute Nin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eille raconte, annonce le titr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Yula 1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ésentation / titre sous-acte Dalida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Dalida Saladi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2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7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Gros plan sur Yula dans sa cabine chuchote fort: « ouverture rideaux »</text:span>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Voyant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ante bowling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3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<text:span text:style-name="T1">Gros plan sur Yula dans sa cabine s’agace et chuchote en criant: « ouverture rideaux ». Le zombie perd une oreille</text:span>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Fakir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Fakir Doah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4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ombie perd son nez –&gt; fin de la scèn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« Pathétique, n’est-ce pas ?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7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ueil spectacle –&gt; fin du spectac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8</text:p>
          </table:table-cell>
          <table:table-cell office:value-type="string" calcext:value-type="string">
            <text:p>4-4 après "ah ça" la vignette yula a un mvt chelou</text:p>
            <text:p>rajouter alarme pendant la répète RAVI 4-14</text:p>
            <text:p>dernière répète yula: décaler pour qu'on voie le bras du baron</text:p>
            <text:p>4-18 "jour de représentation "."</text:p>
            <text:p>4-18 pas d'aurdio</text:p>
            <text:p>4-19 = 4-18?</text:p>
            <text:p>4-20 pas d'audio</text:p>
            <text:p>4-20 rajouter bruit flèch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ubelle, barons noirs, Adeline –&gt; pau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use</text:p>
          </table:table-cell>
          <table:table-cell table:number-columns-repeated="3"/>
          <table:table-cell office:value-type="string" calcext:value-type="string">
            <text:p>Ch4-20</text:p>
          </table:table-cell>
          <table:table-cell office:value-type="string" calcext:value-type="string">
            <text:p>export jpeg 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rès Pau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commence à parler, est interrompue par l’explosion</text:p>
          </table:table-cell>
          <table:table-cell table:number-columns-repeated="3"/>
          <table:table-cell office:value-type="string" calcext:value-type="string">
            <text:p>Ch5-1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découvre les BF au plateau, envoie le tracto-botte. Ca trace jusqu’à la voyante</text:p>
          </table:table-cell>
          <table:table-cell table:number-columns-repeated="3"/>
          <table:table-cell office:value-type="string" calcext:value-type="string">
            <text:p>Ch5-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a voyante se mange des objets dans la gueul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rash du tracto-bott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/>
        </table:table-row>
        <table:table-row table:style-name="ro1" table:number-rows-repeated="104851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/00/0000</text:date>, <text:time style:data-style-name="N2" text:time-value="17:26:34.892412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08:40:23.514443196</meta:creation-date>
    <dc:date>2022-10-07T18:30:56.683502371</dc:date>
    <meta:editing-duration>PT23H8M18S</meta:editing-duration>
    <meta:editing-cycles>34</meta:editing-cycles>
    <meta:generator>LibreOffice/7.0.4.2$Linux_X86_64 LibreOffice_project/00$Build-2</meta:generator>
    <meta:document-statistic meta:table-count="1" meta:cell-count="300" meta:object-count="0"/>
  </office:meta>
</office:document-meta>
</file>